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rsid="0009ebdf" officeooo:paragraph-rsid="000a5386"/>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start" style:justify-single-word="false"/>
      <style:text-properties officeooo:rsid="000a5386" officeooo:paragraph-rsid="000d699c"/>
    </style:style>
    <style:style style:name="P5" style:family="paragraph" style:parent-style-name="Text_20_body">
      <style:paragraph-properties fo:text-align="start" style:justify-single-word="false"/>
      <style:text-properties officeooo:rsid="0009ebdf" officeooo:paragraph-rsid="000ca5bb"/>
    </style:style>
    <style:style style:name="P6" style:family="paragraph" style:parent-style-name="Text_20_body">
      <style:paragraph-properties fo:text-align="start" style:justify-single-word="false" fo:break-before="page"/>
      <style:text-properties officeooo:rsid="0009ebdf" officeooo:paragraph-rsid="000ca5bb"/>
    </style:style>
    <style:style style:name="T1" style:family="text">
      <style:text-properties officeooo:rsid="000a53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PPENDICE</text:h>
      <text:p text:style-name="P1"/>
      <text:p text:style-name="P2">Qui raccogliamo i listati dei codici usati per costruire alcune delle figure usate nel manuale. Naturalmente, questi codici talvolta possono contenere dei costrutti che non sono stati ancora affrontati nel punto del testo cui appare la figura corrispondente. Non importa se non si capisce tutto subito, il lettore può sempre tornarci successivamente, quando avrà sarà più esperto. Li mettiamo a disposizione perché può essere interessante e utile per vedere che cosa si può fare in pratica.</text:p>
      <text:p text:style-name="P4">I listati sono commentati. In LibreLogo i commenti si ottengono preponendo un punto e virgola: in qualsiasi riga, tutto quello che segue il punto e virgola non viene eseguito ma serve solo a rendere più facile da leggere il codice. Questo significa che se salviamo il codice di una di queste figure, così com'è, con tutti commenti, questo può essere seguito per produrre la figura. </text:p>
      <text:p text:style-name="P4">È molto importante inserire nel codice codice commenti chiari e accurati, sia per rileggerlo più facilmente molto tempo dopo, sia per facilitare la collaborazione con altre persone. Scrivendo codice, specie quando si è acquisita una certa confidenza, è facile farsi prendere la mano, cercando di arrivare quanto più velocemente al risultato desiderato. È bene invece controllarsi, imponendosi di documentare adeguatamente i lavoro man mano che si procede. Tanto più si aspetta quanto più sarà faticoso andare a commentare il lavoro fatto, sia per la mole che per la maggiore difficoltà a ricordare i particolari. Naturalmente questo vale per il codice destinato durare un certo tempo e ad essere condiviso, come potrebbe essere il caso di quello scritto per costruire alcune delle figure di questo manuale. Non certo per piccoli frammenti estemporanei. Il codice riportato nelle seguenti pagine è un po' al limite. Ma lo abbiamo commentato per mostrare la buona pratica, ivi inclusa l'apposizione di un'intestazione che riporti anche il nome dell'autore, il numero della versione e la data. Intestazione che andrà aggiornata con eventuali successive modifiche.</text:p>
      <text:p text:style-name="P5"><text:span text:style-name="T1"><text:s/></text:span><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6:59:38.387253915</meta:creation-date>
    <dc:title>template-default</dc:title>
    <meta:generator>LibreOffice/4.2.8.2$Linux_x86 LibreOffice_project/420m0$Build-2</meta:generator>
    <meta:editing-duration>PT41M47S</meta:editing-duration>
    <meta:editing-cycles>8</meta:editing-cycles>
    <dc:date>2016-07-31T12:28:39.749532614</dc:date>
    <meta:document-statistic meta:table-count="0" meta:image-count="0" meta:object-count="0" meta:page-count="2" meta:paragraph-count="5" meta:word-count="319" meta:character-count="2043" meta:non-whitespace-character-count="1725"/>
    <meta:template xlink:type="simple" xlink:actuate="onRequest" xlink:title="template-default" xlink:href="../../../.config/libreoffice/4/user/template/template-default.ott" meta:date="2016-07-23T16:59:37.762565464"/>
  </office:meta>
</office:document-meta>
</file>